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7.8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CL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ID { CLASS_BODY } CL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ID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static TYPE FUNC_DEF CLASS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oi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ou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DEF</text:p>
          </table:table-cell>
          <table:table-cell office:value-type="string" calcext:value-type="string">
            <text:p>( ARGS ) { FUNC_BODY 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TYPE IDV ;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DVF ;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f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Else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While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</text:p>
          </table:table-cell>
          <table:table-cell office:value-type="string" calcext:value-type="string">
            <text:p>:= IDV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</text:p>
          </table:table-cell>
          <table:table-cell office:value-type="string" calcext:value-type="string">
            <text:p>ARITHMETIC IDV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( ARGS )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IDVF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IDVF ARGS // co když zada ( , argument1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/</text:p>
          </table:table-cell>
          <table:table-cell table:number-columns-repeated="24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vstup</text:p>
          </table:table-cell>
          <table:table-cell office:value-type="string" calcext:value-type="string">
            <text:p>{e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CLASS_BO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_DEF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FUNC_BODY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V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_I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_DEF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UNC_BODY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DV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V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GS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07:33.497028016</meta:creation-date>
    <dc:date>2016-11-01T21:44:13.514955154</dc:date>
    <meta:editing-duration>PT10M7S</meta:editing-duration>
    <meta:editing-cycles>1</meta:editing-cycles>
    <meta:document-statistic meta:table-count="1" meta:cell-count="111" meta:object-count="0"/>
    <meta:generator>LibreOffice/5.1.4.2$Linux_X86_64 LibreOffice_project/10m0$Build-2</meta:generator>
  </office:meta>
</office:document-meta>
</file>